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5125in" table:align="left"/>
    </style:style>
    <style:style style:name="Table1.A" style:family="table-column">
      <style:table-column-properties style:column-width="2.1674in"/>
    </style:style>
    <style:style style:name="Table1.B" style:family="table-column">
      <style:table-column-properties style:column-width="2.1569in"/>
    </style:style>
    <style:style style:name="Table1.C" style:family="table-column">
      <style:table-column-properties style:column-width="2.1882in"/>
    </style:style>
    <style:style style:name="Table1.1" style:family="table-row">
      <style:table-row-properties style:min-row-height="0.4361in"/>
    </style:style>
    <style:style style:name="Table1.A1" style:family="table-cell">
      <style:table-cell-properties style:vertical-align="middle" fo:padding="0.0194in" fo:border="0.5pt solid #ffffff"/>
    </style:style>
    <style:style style:name="Table1.B1" style:family="table-cell">
      <style:table-cell-properties style:vertical-align="middle" fo:padding="0in" fo:border="0.5pt solid #ffffff"/>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ing_20_1">
      <style:paragraph-properties fo:text-align="center" style:justify-single-word="false"/>
      <style:text-properties style:font-name="DejaVu Serif"/>
    </style:style>
    <style:style style:name="P4" style:family="paragraph" style:parent-style-name="Heading_20_2">
      <style:text-properties style:font-name="DejaVu Serif"/>
    </style:style>
    <style:style style:name="P5" style:family="paragraph" style:parent-style-name="Table_20_Contents">
      <style:text-properties officeooo:paragraph-rsid="0013bbaf"/>
    </style:style>
    <style:style style:name="P6" style:family="paragraph" style:parent-style-name="Table_20_Heading">
      <style:text-properties officeooo:paragraph-rsid="0013f044"/>
    </style:style>
    <style:style style:name="P7" style:family="paragraph" style:parent-style-name="Text_20_body">
      <style:text-properties style:font-name="DejaVu Serif"/>
    </style:style>
    <style:style style:name="P8" style:family="paragraph" style:parent-style-name="Text_20_body" style:list-style-name="L1">
      <style:paragraph-properties fo:margin-top="0in" fo:margin-bottom="0in" style:contextual-spacing="false"/>
      <style:text-properties style:font-name="DejaVu Serif"/>
    </style:style>
    <style:style style:name="P9" style:family="paragraph" style:parent-style-name="Text_20_body" style:list-style-name="L1">
      <style:text-properties style:font-name="DejaVu Serif"/>
    </style:style>
    <style:style style:name="P10" style:family="paragraph" style:parent-style-name="Text_20_body" style:list-style-name="L2">
      <style:paragraph-properties fo:margin-top="0in" fo:margin-bottom="0in" style:contextual-spacing="false"/>
      <style:text-properties style:font-name="DejaVu Serif"/>
    </style:style>
    <style:style style:name="P11" style:family="paragraph" style:parent-style-name="Text_20_body" style:list-style-name="L2">
      <style:text-properties style:font-name="DejaVu Serif"/>
    </style:style>
    <style:style style:name="P12" style:family="paragraph" style:parent-style-name="Text_20_body">
      <style:paragraph-properties fo:text-align="start" style:justify-single-word="false"/>
      <style:text-properties style:font-name="DejaVu Serif" officeooo:paragraph-rsid="0013bbaf"/>
    </style:style>
    <style:style style:name="P13" style:family="paragraph" style:parent-style-name="Text_20_body">
      <style:text-properties style:font-name="DejaVu Serif" officeooo:rsid="0013f044" officeooo:paragraph-rsid="0013f044"/>
    </style:style>
    <style:style style:name="T1" style:family="text">
      <style:text-properties style:font-name="DejaVu Serif"/>
    </style:style>
    <style:style style:name="T2" style:family="text">
      <style:text-properties style:font-name="DejaVu Serif" officeooo:rsid="0013bbaf"/>
    </style:style>
    <style:style style:name="T3" style:family="text">
      <style:text-properties officeooo:rsid="0013bbaf"/>
    </style:style>
    <style:style style:name="T4" style:family="text">
      <style:text-properties officeooo:rsid="0013f04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Forventningsafstemning</text:h>
      <text:h text:style-name="P4" text:outline-level="2">§<text:span text:style-name="T4">1 </text:span>Formål</text:h>
      <text:p text:style-name="P7">Denne forventningsafstemning er lavet for at sikre, at vi i gruppen har en fælles forståelse af, hvordan vi vil arbejde sammen gennem projektet. Målet er at skabe en god arbejdsproces, hvor alle ved, hvad der forventes, og hvor vi kan tage problemer tidligt, før de bliver større.</text:p>
      <text:p text:style-name="P7">Dokumentet skal ikke være en stram regelbog, men en fælles aftale for, hvordan vi samarbejder, kommunikerer og tager ansvar i gruppen.</text:p>
      <text:h text:style-name="P4" text:outline-level="2">§<text:span text:style-name="T4">2 </text:span>Samarbejde i gruppen</text:h>
      <text:p text:style-name="P7">Vi forventer, at alle bidrager aktivt til projektet og tager ansvar for de opgaver, de har sagt ja til. Det betyder ikke, at alle nødvendigvis laver præcis det samme hele tiden, men alle skal være en reel del af arbejdet.</text:p>
      <text:p text:style-name="P7">Vi hjælper hinanden, når nogen sidder fast, og vi siger til i god tid, hvis en opgave bliver sværere eller tager længere tid end forventet. Det er bedre at sige det tidligt end at vente til sidste øjeblik.</text:p>
      <text:p text:style-name="P7">Vi forventer også, at man møder op forberedt til aftalte møder og arbejdsdage. Hvis man ikke kan komme, skal man give besked så hurtigt som muligt.</text:p>
      <text:h text:style-name="P4" text:outline-level="2">§<text:span text:style-name="T4">3 </text:span>Kommunikation</text:h>
      <text:p text:style-name="P7">Den primære kommunikation foregår i gruppechatten. Her aftaler vi møder, fordeler opgaver, stiller spørgsmål og følger op på projektets fremdrift.</text:p>
      <text:p text:style-name="Text_20_body"><text:span text:style-name="T1">Alle forventes at svare i gruppechatten inden for </text:span><text:span text:style-name="T2">12 timer, </text:span><text:span text:style-name="T1">medmindre der er en god grund til det, for eksempel sygdom, arbejde, familieting eller andre særlige omstændigheder.</text:span></text:p>
      <text:p text:style-name="P7">Hvis man ikke kan svare ordentligt med det samme, er det fint bare at skrive kort, at man har set beskeden og vender tilbage senere. Det vigtigste er, at gruppen ikke står og venter uden at vide, om beskeden er set.</text:p>
      <text:h text:style-name="P4" text:outline-level="2">§<text:span text:style-name="T4">4 </text:span>Møder og arbejdsdage</text:h>
      <text:p text:style-name="P7">Vi aftaler løbende, hvornår vi mødes og arbejder sammen. Når vi holder møder, skal der være et klart formål, så tiden bliver brugt ordentligt.</text:p>
      <text:p text:style-name="P7">Til møder gennemgår vi typisk:</text:p>
      <text:list text:style-name="L1">
        <text:list-item>
          <text:p text:style-name="P8">Hvad der er lavet siden sidst </text:p>
        </text:list-item>
        <text:list-item>
          <text:p text:style-name="P8">Hvad der mangler </text:p>
        </text:list-item>
        <text:list-item>
          <text:p text:style-name="P8"><text:soft-page-break/>Hvem der gør hvad </text:p>
        </text:list-item>
        <text:list-item>
          <text:p text:style-name="P8">Om der er problemer, der skal løses </text:p>
        </text:list-item>
        <text:list-item>
          <text:p text:style-name="P9">Hvad næste deadline er </text:p>
        </text:list-item>
      </text:list>
      <text:p text:style-name="P7">Hvis en person gentagne gange ikke møder op eller ikke bidrager, tager gruppen det op internt først. Hvis problemet fortsætter, kan det blive nødvendigt at tage det videre til vejleder.</text:p>
      <text:h text:style-name="P4" text:outline-level="2">§<text:span text:style-name="T4">5 </text:span>Opgavefordeling</text:h>
      <text:p text:style-name="P7">Opgaver fordeles ud fra, hvad der giver mening i forhold til projektet, gruppemedlemmernes styrker og hvad den enkelte gerne vil lære.</text:p>
      <text:p text:style-name="P7">Når en opgave bliver fordelt, skal det være tydeligt:</text:p>
      <text:list text:style-name="L2">
        <text:list-item>
          <text:p text:style-name="P10">Hvem der har ansvaret </text:p>
        </text:list-item>
        <text:list-item>
          <text:p text:style-name="P10">Hvad opgaven går ud på </text:p>
        </text:list-item>
        <text:list-item>
          <text:p text:style-name="P10">Hvornår den skal være færdig </text:p>
        </text:list-item>
        <text:list-item>
          <text:p text:style-name="P11">Hvad der skal afleveres eller vises til gruppen </text:p>
        </text:list-item>
      </text:list>
      <text:p text:style-name="P7">Hvis en opgave ikke kan nås til tiden, skal det meldes ud hurtigst muligt, så gruppen kan justere planen.</text:p>
      <text:h text:style-name="P4" text:outline-level="2">§<text:span text:style-name="T4">6 </text:span>Ansvar og deadlines</text:h>
      <text:p text:style-name="P7">Alle har ansvar for at overholde de deadlines, vi aftaler internt. Deadlines er vigtige, fordi resten af gruppens arbejde ofte afhænger af, at enkelte dele bliver færdige til tiden.</text:p>
      <text:p text:style-name="P7">Vi forventer, at man ikke bare afleverer noget halvt færdigt uden at sige det. Hvis noget ikke virker, eller hvis man er usikker på kvaliteten, skal det siges åbent, så gruppen kan hjælpe eller tage stilling til det.</text:p>
      <text:h text:style-name="P4" text:outline-level="2">§<text:span text:style-name="T4">7 </text:span>Kode, dokumentation og filer</text:h>
      <text:p text:style-name="P7">Alt relevant materiale skal gemmes et fælles sted, så gruppen altid kan finde det. Det gælder blandt andet kode, dokumentation, billeder, diagrammer, rapportdele og andre projektfiler.</text:p>
      <text:p text:style-name="P7">Når vi arbejder med kode, skal vi forsøge at skrive det overskueligt, så andre i gruppen kan forstå det. Vigtige ændringer skal forklares kort, så det ikke kun er én person, der ved, hvordan noget fungerer.</text:p>
      <text:p text:style-name="P7">Dokumentation skal laves løbende og ikke først til sidst. Det gør det lettere at skrive rapporten og huske, hvorfor vi har truffet bestemte valg.</text:p>
      <text:h text:style-name="P4" text:outline-level="2"><text:soft-page-break/>§<text:span text:style-name="T4">8 </text:span>Fravær og sygdom</text:h>
      <text:p text:style-name="P7">Hvis man bliver syg eller af andre grunde ikke kan deltage, skal man give besked så tidligt som muligt. Gruppen skal vide, om opgaver skal flyttes, overtages eller udskydes.</text:p>
      <text:p text:style-name="P7">Vi har forståelse for, at der kan opstå ting undervejs, men det kræver, at man kommunikerer ærligt og i god tid.</text:p>
      <text:h text:style-name="P4" text:outline-level="2">§<text:span text:style-name="T4">9 </text:span>Uenigheder og konflikter</text:h>
      <text:p text:style-name="P7">Hvis der opstår uenigheder i gruppen, tager vi dem direkte og ordentligt. Vi går efter at løse problemet i stedet for at placere skyld.</text:p>
      <text:p text:style-name="P7">Vi forventer, at alle taler respektfuldt til hinanden, også når vi er uenige. Hvis vi ikke selv kan løse en konflikt, kan vi inddrage vejleder.</text:p>
      <text:h text:style-name="P4" text:outline-level="2">§<text:span text:style-name="T4">10 </text:span>Kvalitet</text:h>
      <text:p text:style-name="P7">Vi går efter at lave et projekt, vi kan stå inde for. Det betyder, at vi ikke kun fokuserer på at få noget afleveret, men også på at forstå det, vi laver.</text:p>
      <text:p text:style-name="P7">Vi skal kunne forklare vores valg, vores løsning og vores arbejdsproces. Derfor er det vigtigt, at alle i gruppen har indblik i projektets vigtigste dele.</text:p>
      <text:h text:style-name="P4" text:outline-level="2">§<text:span text:style-name="T4">11 </text:span>Fælles aftale</text:h>
      <text:p text:style-name="P7">Ved at være en del af gruppen accepterer vi denne forventningsafstemning. Vi bruger den som fælles rettesnor gennem projektet og justerer den kun, hvis gruppen er enige om det.</text:p>
      <text:h text:style-name="P4" text:outline-level="2">§<text:span text:style-name="T4">12 </text:span>Underskrifter</text:h>
      <text:p text:style-name="P7"/>
      <text:p text:style-name="P13">Dato ________________</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_________________________</text:p>
            </table:table-cell>
            <table:table-cell table:style-name="Table1.B1" office:value-type="string">
              <text:p text:style-name="Table_20_Heading">_________________________</text:p>
            </table:table-cell>
            <table:table-cell table:style-name="Table1.A1" office:value-type="string">
              <text:p text:style-name="P6">_________________________</text:p>
            </table:table-cell>
          </table:table-row>
        </table:table-header-rows>
        <table:table-row>
          <table:table-cell table:style-name="Table1.A1" office:value-type="string">
            <text:p text:style-name="Table_20_Contents">Navn<text:span text:style-name="T3">____________________</text:span></text:p>
          </table:table-cell>
          <table:table-cell table:style-name="Table1.A1" office:value-type="string">
            <text:p text:style-name="P5">Navn<text:span text:style-name="T3">____________________</text:span></text:p>
          </table:table-cell>
          <table:table-cell table:style-name="Table1.A1" office:value-type="string">
            <text:p text:style-name="P5">Navn<text:span text:style-name="T3">____________________</text:span></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a" fo:country="DK"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a" fo:country="DK"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3"/><text:page-number text:select-page="current">1</text:page-number><text:s/>/ <text:page-count>3</text:page-count><text:bookmark-end text:name="PageNumWizard_FOOTER_Default Page Style3"/></text:p>
      </style:footer>
      <style:footer-left>
        <text:p text:style-name="MP2"><text:bookmark-start text:name="PageNumWizard_FOOTER_Default Page Style2"/><text:page-number text:select-page="current">2</text:page-number><text:s/>/ <text:page-count>3</text:page-count><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1T16:09:09.436066638</meta:creation-date>
    <dc:date>2026-05-11T16:25:06.099133767</dc:date>
    <meta:editing-duration>PT15M56S</meta:editing-duration>
    <meta:editing-cycles>2</meta:editing-cycles>
    <meta:generator>LibreOffice/24.2.7.2$Linux_X86_64 LibreOffice_project/420$Build-2</meta:generator>
    <meta:document-statistic meta:table-count="1" meta:image-count="0" meta:object-count="0" meta:page-count="3" meta:paragraph-count="57" meta:word-count="814" meta:character-count="4841" meta:non-whitespace-character-count="4084"/>
  </office:meta>
</office:document-meta>
</file>